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1.8189in"/>
    </style:style>
    <style:style style:name="co19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Base_Object_Data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Base_Object_Data.F52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Base_Object_Data.F5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Base_Object_Data.F70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Base_Object_Data.F70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Base_Object_Data.O3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Base_Object_Data.O70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Base_Object_Data.P3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Base_Object_Data.P70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Base_Object_Data.AA70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Base_Object_Data.AA85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Base_Object_Data.AA3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Base_Object_Data.AF7">
          <table:error-message table:message-type="stop" table:display="true"/>
        </table:content-validation>
        <table:content-validation table:name="val14" table:condition="of:cell-content-is-in-list(&quot;Inside&quot;;&quot;Outside&quot;)" table:allow-empty-cell="true" table:display-list="unsorted" table:base-cell-address="Base_Object_Data.AF4">
          <table:error-message table:message-type="stop" table:display="true"/>
        </table:content-validation>
        <table:content-validation table:name="val15" table:condition="of:cell-content-is-in-list(&quot;Yes&quot;;&quot;No&quot;)" table:allow-empty-cell="true" table:display-list="unsorted" table:base-cell-address="Base_Object_Data.AI7">
          <table:error-message table:message-type="stop" table:display="true"/>
        </table:content-validation>
        <table:content-validation table:name="val16" table:condition="of:cell-content-is-in-list(&quot;Yes&quot;;&quot;No&quot;)" table:allow-empty-cell="true" table:display-list="unsorted" table:base-cell-address="Base_Object_Data.AI4">
          <table:error-message table:message-type="stop" table:display="true"/>
        </table:content-validation>
      </table:content-validations>
      <table:table table:name="Base_Object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PHTC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3"/>
          <table:table-cell table:style-name="ce13" table:number-columns-repeated="2"/>
          <table:table-cell table:style-name="ce4" table:content-validation-name="val15"/>
          <table:table-cell table:number-columns-repeated="989"/>
        </table:table-row>
        <table:table-row table:style-name="ro3">
          <table:table-cell table:style-name="ce20" table:formula="of:=[.A5]+1" office:value-type="float" office:value="2" calcext:value-type="float">
            <text:p>2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3"/>
          <table:table-cell table:style-name="ce13" table:number-columns-repeated="2"/>
          <table:table-cell table:style-name="ce4" table:content-validation-name="val15"/>
          <table:table-cell table:number-columns-repeated="989"/>
        </table:table-row>
        <table:table-row table:style-name="ro3">
          <table:table-cell table:style-name="ce20" table:formula="of:=[.A6]+1" office:value-type="float" office:value="3" calcext:value-type="float">
            <text:p>3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7]+1" office:value-type="float" office:value="4" calcext:value-type="float">
            <text:p>4</text:p>
          </table:table-cell>
          <table:table-cell table:style-name="ce4" office:value-type="string" calcext:value-type="string">
            <text:p>DLC_AFRICANBUSH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7])" office:value-type="string" office:string-value="1,3" calcext:value-type="string">
            <text:p>1,3</text:p>
          </table:table-cell>
          <table:table-cell table:style-name="ce4" office:value-type="string" calcext:value-type="string">
            <text:p>6,4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8]+1" office:value-type="float" office:value="5" calcext:value-type="float">
            <text:p>5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9]+1" office:value-type="float" office:value="6" calcext:value-type="float">
            <text:p>6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])" office:value-type="string" office:string-value="1,5" calcext:value-type="string">
            <text:p>1,5</text:p>
          </table:table-cell>
          <table:table-cell table:style-name="ce4" office:value-type="float" office:value="6" calcext:value-type="float">
            <text:p>6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10]+1" office:value-type="float" office:value="7" calcext:value-type="float">
            <text:p>7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:.$A$10])" office:value-type="string" office:string-value="1,5,6" calcext:value-type="string">
            <text:p>1,5,6</text:p>
          </table:table-cell>
          <table:table-cell table:style-name="ce4" office:value-type="float" office:value="6" calcext:value-type="float">
            <text:p>6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11]+1" office:value-type="float" office:value="8" calcext:value-type="float">
            <text:p>8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9:.$A$11])" office:value-type="string" office:string-value="1,5,6,7" calcext:value-type="string">
            <text:p>1,5,6,7</text:p>
          </table:table-cell>
          <table:table-cell table:style-name="ce4" office:value-type="float" office:value="6" calcext:value-type="float">
            <text:p>6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12]+1" office:value-type="float" office:value="9" calcext:value-type="float">
            <text:p>9</text:p>
          </table:table-cell>
          <table:table-cell table:style-name="ce15" office:value-type="string" calcext:value-type="string">
            <text:p>ON_GRID75_IN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5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16" table:content-validation-name="val11" office:value-type="string" calcext:value-type="string">
            <text:p>Yes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22"/>
          <table:table-cell table:style-name="ce15" table:content-validation-name="val14" office:value-type="string" calcext:value-type="string">
            <text:p>Inside</text:p>
          </table:table-cell>
          <table:table-cell table:style-name="ce15" office:value-type="float" office:value="45" calcext:value-type="float">
            <text:p>45</text:p>
          </table:table-cell>
          <table:table-cell table:style-name="ce15"/>
          <table:table-cell table:style-name="ce15" table:content-validation-name="val16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table:formula="of:=[.A13]+1" office:value-type="float" office:value="10" calcext:value-type="float">
            <text:p>10</text:p>
          </table:table-cell>
          <table:table-cell table:style-name="ce15" office:value-type="string" calcext:value-type="string">
            <text:p>BOAR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13])" office:value-type="string" office:string-value="1,9" calcext:value-type="string">
            <text:p>1,9</text:p>
          </table:table-cell>
          <table:table-cell table:style-name="ce4" office:value-type="string" calcext:value-type="string">
            <text:p>14,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14]+1" office:value-type="float" office:value="11" calcext:value-type="float">
            <text:p>11</text:p>
          </table:table-cell>
          <table:table-cell table:style-name="ce15" office:value-type="string" calcext:value-type="string">
            <text:p>ON_GRID95_OUT</text:p>
          </table:table-cell>
          <table:table-cell table:style-name="ce15" office:value-type="float" office:value="278" calcext:value-type="float">
            <text:p>278</text:p>
          </table:table-cell>
          <table:table-cell table:style-name="ce15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5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16" table:content-validation-name="val11" office:value-type="string" calcext:value-type="string">
            <text:p>Yes</text:p>
          </table:table-cell>
          <table:table-cell table:style-name="ce6" office:value-type="float" office:value="50" calcext:value-type="float">
            <text:p>50</text:p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22"/>
          <table:table-cell table:style-name="ce15" table:content-validation-name="val14" office:value-type="string" calcext:value-type="string">
            <text:p>Outside</text:p>
          </table:table-cell>
          <table:table-cell table:style-name="ce15" office:value-type="float" office:value="57" calcext:value-type="float">
            <text:p>57</text:p>
          </table:table-cell>
          <table:table-cell table:style-name="ce15"/>
          <table:table-cell table:style-name="ce15" table:content-validation-name="val16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table:formula="of:=[.A15]+1" office:value-type="float" office:value="12" calcext:value-type="float">
            <text:p>12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15])" office:value-type="string" office:string-value="1,11" calcext:value-type="string">
            <text:p>1,11</text:p>
          </table:table-cell>
          <table:table-cell table:style-name="ce4" office:value-type="string" calcext:value-type="string">
            <text:p>10,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16]+1" office:value-type="float" office:value="13" calcext:value-type="float">
            <text:p>13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16];[.$A$15])" office:value-type="string" office:string-value="1,12,11" calcext:value-type="string">
            <text:p>1,12,11</text:p>
          </table:table-cell>
          <table:table-cell table:style-name="ce4" office:value-type="string" calcext:value-type="string">
            <text:p>10,8,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17]+1" office:value-type="float" office:value="14" calcext:value-type="float">
            <text:p>14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16:.$A$17];[.$A$15])" office:value-type="string" office:string-value="1,12,13,11" calcext:value-type="string">
            <text:p>1,12,13,11</text:p>
          </table:table-cell>
          <table:table-cell table:style-name="ce4" office:value-type="string" calcext:value-type="string">
            <text:p>11,8,8,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18]+1" office:value-type="float" office:value="15" calcext:value-type="float">
            <text:p>15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16:.$A$18];[.$A$15])" office:value-type="string" office:string-value="1,12,13,14,11" calcext:value-type="string">
            <text:p>1,12,13,14,11</text:p>
          </table:table-cell>
          <table:table-cell table:style-name="ce4" office:value-type="string" calcext:value-type="string">
            <text:p>18,8,8,8,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19]+1" office:value-type="float" office:value="16" calcext:value-type="float">
            <text:p>16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formula="of:=COM.MICROSOFT.TEXTJOIN(&quot;,&quot;;1;[.$A$5];[.$A$16:.$A$19];[.$A$15])" office:value-type="string" office:string-value="1,12,13,14,15,11" calcext:value-type="string">
            <text:p>1,12,13,14,15,11</text:p>
          </table:table-cell>
          <table:table-cell table:style-name="ce4" office:value-type="string" calcext:value-type="string">
            <text:p>21,8,8,8,8,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20]+1" office:value-type="float" office:value="17" calcext:value-type="float">
            <text:p>17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16:.$A$20];[.$A$15])" office:value-type="string" office:string-value="1,12,13,14,15,16,11" calcext:value-type="string">
            <text:p>1,12,13,14,15,16,11</text:p>
          </table:table-cell>
          <table:table-cell table:style-name="ce4" office:value-type="string" calcext:value-type="string">
            <text:p>22,8,8,8,8,8,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21]+1" office:value-type="float" office:value="18" calcext:value-type="float">
            <text:p>18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14];[.$A$16:.$A$21])" office:value-type="string" office:string-value="1,10,12,13,14,15,16,17" calcext:value-type="string">
            <text:p>1,10,12,13,14,15,16,17</text:p>
          </table:table-cell>
          <table:table-cell table:style-name="ce4" office:value-type="string" calcext:value-type="string">
            <text:p>14,4,4,4,4,4,4,4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22]+1" office:value-type="float" office:value="19" calcext:value-type="float">
            <text:p>19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14];[.$A$16:.$A$22])" office:value-type="string" office:string-value="1,10,12,13,14,15,16,17,18" calcext:value-type="string">
            <text:p>1,10,12,13,14,15,16,17,18</text:p>
          </table:table-cell>
          <table:table-cell table:style-name="ce4" office:value-type="string" calcext:value-type="string">
            <text:p>10,2,10,2,2,2,2,2,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23]+1" office:value-type="float" office:value="20" calcext:value-type="float">
            <text:p>20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9" table:formula="of:=COM.MICROSOFT.TEXTJOIN(&quot;,&quot;;1;[.$A$13])" office:value-type="string" office:string-value="9" calcext:value-type="string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24]+1" office:value-type="float" office:value="21" calcext:value-type="float">
            <text:p>21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10000" calcext:value-type="float">
            <text:p>10000</text:p>
          </table:table-cell>
          <table:table-cell table:style-name="ce15" table:number-columns-repeated="2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24])" office:value-type="string" office:string-value="1,20" calcext:value-type="string">
            <text:p>1,20</text:p>
          </table:table-cell>
          <table:table-cell table:style-name="ce4" office:value-type="string" calcext:value-type="string">
            <text:p>40,15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25]+1" office:value-type="float" office:value="22" calcext:value-type="float">
            <text:p>22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24];[.$A$25])" office:value-type="string" office:string-value="1,20,21" calcext:value-type="string">
            <text:p>1,20,21</text:p>
          </table:table-cell>
          <table:table-cell table:style-name="ce4" office:value-type="string" calcext:value-type="string">
            <text:p>40,15,15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26]+1" office:value-type="float" office:value="23" calcext:value-type="float">
            <text:p>23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24:.$A$26])" office:value-type="string" office:string-value="1,20,21,22" calcext:value-type="string">
            <text:p>1,20,21,22</text:p>
          </table:table-cell>
          <table:table-cell table:style-name="ce4" office:value-type="string" calcext:value-type="string">
            <text:p>40,15,15,15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27]+1" office:value-type="float" office:value="24" calcext:value-type="float">
            <text:p>24</text:p>
          </table:table-cell>
          <table:table-cell table:style-name="ce15" office:value-type="string" calcext:value-type="string">
            <text:p>WOL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28]+1" office:value-type="float" office:value="25" calcext:value-type="float">
            <text:p>25</text:p>
          </table:table-cell>
          <table:table-cell table:style-name="ce15" office:value-type="string" calcext:value-type="string">
            <text:p>FALCON</text:p>
          </table:table-cell>
          <table:table-cell table:style-name="ce4"/>
          <table:table-cell table:style-name="ce15" table:number-columns-repeated="2"/>
          <table:table-cell table:style-name="ce21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1" table:content-validation-name="val6" office:value-type="string" calcext:value-type="string">
            <text:p>Tight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21" table:content-validation-name="val12" office:value-type="string" calcext:value-type="string">
            <text:p>Yes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6" table:formula="of:=[.A29]+1" office:value-type="float" office:value="26" calcext:value-type="float">
            <text:p>26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20"/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6" table:formula="of:=[.A30]+1" office:value-type="float" office:value="27" calcext:value-type="float">
            <text:p>27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6" table:formula="of:=[.A31]+1" office:value-type="float" office:value="28" calcext:value-type="float">
            <text:p>28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0:.$A$31])" office:value-type="string" office:string-value="26,27" calcext:value-type="string">
            <text:p>26,27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6" table:formula="of:=[.A32]+1" office:value-type="float" office:value="29" calcext:value-type="float">
            <text:p>29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0:.$A$32])" office:value-type="string" office:string-value="26,27,28" calcext:value-type="string">
            <text:p>26,27,28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6" table:formula="of:=[.A33]+1" office:value-type="float" office:value="30" calcext:value-type="float">
            <text:p>30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0:.$A$33])" office:value-type="string" office:string-value="26,27,28,29" calcext:value-type="string">
            <text:p>26,27,28,29</text:p>
          </table:table-cell>
          <table:table-cell table:style-name="ce20" office:value-type="string" calcext:value-type="string">
            <text:p>2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6" table:formula="of:=[.A34]+1" office:value-type="float" office:value="31" calcext:value-type="float">
            <text:p>3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0:.$A$34])" office:value-type="string" office:string-value="26,27,28,29,30" calcext:value-type="string">
            <text:p>26,27,28,29,30</text:p>
          </table:table-cell>
          <table:table-cell table:style-name="ce20" office:value-type="string" calcext:value-type="string">
            <text:p>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6" table:formula="of:=[.A35]+1" office:value-type="float" office:value="32" calcext:value-type="float">
            <text:p>32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0:.$A$35])" office:value-type="string" office:string-value="26,27,28,29,30,31" calcext:value-type="string">
            <text:p>26,27,28,29,30,31</text:p>
          </table:table-cell>
          <table:table-cell table:style-name="ce24" office:value-type="string" calcext:value-type="string">
            <text:p>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6" table:formula="of:=[.A36]+1" office:value-type="float" office:value="33" calcext:value-type="float">
            <text:p>3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0:.$A$36])" office:value-type="string" office:string-value="26,27,28,29,30,31,32" calcext:value-type="string">
            <text:p>26,27,28,29,30,31,32</text:p>
          </table:table-cell>
          <table:table-cell table:style-name="ce20" office:value-type="string" calcext:value-type="string">
            <text:p>2</text:p>
          </table:table-cell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20" table:formula="of:=[.A37]+1" office:value-type="float" office:value="34" calcext:value-type="float">
            <text:p>34</text:p>
          </table:table-cell>
          <table:table-cell table:style-name="ce15" office:value-type="string" calcext:value-type="string">
            <text:p>ROCK</text:p>
          </table:table-cell>
          <table:table-cell table:style-name="ce15" office:value-type="float" office:value="1323" calcext:value-type="float">
            <text:p>1323</text:p>
          </table:table-cell>
          <table:table-cell table:style-name="ce15" table:number-columns-repeated="2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0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3">
          <table:table-cell table:style-name="ce20" table:formula="of:=[.A38]+1" office:value-type="float" office:value="35" calcext:value-type="float">
            <text:p>35</text:p>
          </table:table-cell>
          <table:table-cell table:style-name="ce15" office:value-type="string" calcext:value-type="string">
            <text:p>ROCK2</text:p>
          </table:table-cell>
          <table:table-cell table:style-name="ce15" office:value-type="float" office:value="1323" calcext:value-type="float">
            <text:p>1323</text:p>
          </table:table-cell>
          <table:table-cell table:style-name="ce14"/>
          <table:table-cell table:style-name="ce15"/>
          <table:table-cell table:style-name="ce21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21" table:content-validation-name="val8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15" table:formula="of:=COM.MICROSOFT.TEXTJOIN(&quot;,&quot;;1;[.$A$5];[.$A$38])" office:value-type="string" office:string-value="1,34" calcext:value-type="string">
            <text:p>1,34</text:p>
          </table:table-cell>
          <table:table-cell table:style-name="ce20" office:value-type="string" calcext:value-type="string">
            <text:p>40,12</text:p>
          </table:table-cell>
          <table:table-cell table:style-name="ce16" table:content-validation-name="val10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2">
          <table:table-cell table:style-name="ce20" table:formula="of:=[.A39]+1" office:value-type="float" office:value="36" calcext:value-type="float">
            <text:p>36</text:p>
          </table:table-cell>
          <table:table-cell table:style-name="ce15" table:number-columns-repeated="2"/>
          <table:table-cell table:style-name="ce14"/>
          <table:table-cell table:style-name="ce15"/>
          <table:table-cell table:style-name="ce16" table:content-validation-name="val4"/>
          <table:table-cell table:style-name="ce15" table:number-columns-repeated="8"/>
          <table:table-cell table:style-name="ce16" table:content-validation-name="val7"/>
          <table:table-cell table:style-name="ce16" table:content-validation-name="val9"/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6" table:content-validation-name="val10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2">
          <table:table-cell table:style-name="ce20" table:formula="of:=[.A40]+1" office:value-type="float" office:value="37" calcext:value-type="float">
            <text:p>37</text:p>
          </table:table-cell>
          <table:table-cell table:style-name="ce15" table:number-columns-repeated="4"/>
          <table:table-cell table:style-name="ce16" table:content-validation-name="val4"/>
          <table:table-cell table:style-name="ce15" table:number-columns-repeated="8"/>
          <table:table-cell table:style-name="ce16" table:content-validation-name="val7"/>
          <table:table-cell table:style-name="ce16" table:content-validation-name="val9"/>
          <table:table-cell table:style-name="ce15"/>
          <table:table-cell/>
          <table:table-cell table:style-name="ce15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6" table:content-validation-name="val10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2">
          <table:table-cell table:style-name="ce20" table:formula="of:=[.A41]+1" office:value-type="float" office:value="38" calcext:value-type="float">
            <text:p>38</text:p>
          </table:table-cell>
          <table:table-cell table:style-name="ce15" table:number-columns-repeated="4"/>
          <table:table-cell table:style-name="ce16" table:content-validation-name="val4"/>
          <table:table-cell table:style-name="ce15" table:number-columns-repeated="8"/>
          <table:table-cell table:style-name="ce16" table:content-validation-name="val7"/>
          <table:table-cell table:style-name="ce16" table:content-validation-name="val9"/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6" table:content-validation-name="val10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2">
          <table:table-cell table:style-name="ce20" table:formula="of:=[.A42]+1" office:value-type="float" office:value="39" calcext:value-type="float">
            <text:p>39</text:p>
          </table:table-cell>
          <table:table-cell table:style-name="ce15" table:number-columns-repeated="4"/>
          <table:table-cell table:style-name="ce16" table:content-validation-name="val4"/>
          <table:table-cell table:style-name="ce15" table:number-columns-repeated="8"/>
          <table:table-cell table:style-name="ce16" table:content-validation-name="val7"/>
          <table:table-cell table:style-name="ce16" table:content-validation-name="val9"/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6" table:content-validation-name="val10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2">
          <table:table-cell table:style-name="ce20" table:formula="of:=[.A43]+1" office:value-type="float" office:value="40" calcext:value-type="float">
            <text:p>40</text:p>
          </table:table-cell>
          <table:table-cell table:style-name="ce15" table:number-columns-repeated="4"/>
          <table:table-cell table:style-name="ce16" table:content-validation-name="val4"/>
          <table:table-cell table:style-name="ce15" table:number-columns-repeated="8"/>
          <table:table-cell table:style-name="ce16" table:content-validation-name="val7"/>
          <table:table-cell table:style-name="ce16" table:content-validation-name="val9"/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6" table:content-validation-name="val10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2">
          <table:table-cell table:style-name="ce20" table:formula="of:=[.A44]+1" office:value-type="float" office:value="41" calcext:value-type="float">
            <text:p>41</text:p>
          </table:table-cell>
          <table:table-cell table:style-name="ce4" table:number-columns-repeated="4"/>
          <table:table-cell table:style-name="ce21" table:content-validation-name="val5"/>
          <table:table-cell table:style-name="ce4" table:number-columns-repeated="4"/>
          <table:table-cell table:style-name="ce15"/>
          <table:table-cell table:style-name="ce4" table:number-columns-repeated="3"/>
          <table:table-cell table:style-name="ce21" table:content-validation-name="val7"/>
          <table:table-cell table:style-name="ce21" table:content-validation-name="val9"/>
          <table:table-cell table:style-name="ce4" table:number-columns-repeated="6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21" table:content-validation-name="val10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2">
          <table:table-cell table:style-name="ce20" table:formula="of:=[.A45]+1" office:value-type="float" office:value="42" calcext:value-type="float">
            <text:p>42</text:p>
          </table:table-cell>
          <table:table-cell table:style-name="ce15" table:number-columns-repeated="4"/>
          <table:table-cell table:style-name="ce16" table:content-validation-name="val4"/>
          <table:table-cell table:style-name="ce15" table:number-columns-repeated="8"/>
          <table:table-cell table:style-name="ce16" table:content-validation-name="val7"/>
          <table:table-cell table:style-name="ce16" table:content-validation-name="val9"/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6" table:content-validation-name="val10" office:value-type="string" calcext:value-type="string">
            <text:p>No</text:p>
          </table:table-cell>
          <table:table-cell table:style-name="ce14" table:number-columns-repeated="8"/>
          <table:table-cell table:style-name="ce22" table:number-columns-repeated="989"/>
        </table:table-row>
        <table:table-row table:style-name="ro2">
          <table:table-cell table:style-name="ce20" table:formula="of:=[.A46]+1" office:value-type="float" office:value="43" calcext:value-type="float">
            <text:p>43</text:p>
          </table:table-cell>
          <table:table-cell table:style-name="ce15" table:number-columns-repeated="4"/>
          <table:table-cell table:style-name="ce16" table:content-validation-name="val4"/>
          <table:table-cell table:style-name="ce15" table:number-columns-repeated="8"/>
          <table:table-cell table:style-name="ce16" table:content-validation-name="val7"/>
          <table:table-cell table:style-name="ce16" table:content-validation-name="val9"/>
          <table:table-cell table:style-name="ce15" table:number-columns-repeated="6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6" table:content-validation-name="val10"/>
          <table:table-cell table:style-name="ce14" table:number-columns-repeated="8"/>
          <table:table-cell table:style-name="ce22" table:number-columns-repeated="989"/>
        </table:table-row>
        <table:table-row table:style-name="ro2">
          <table:table-cell table:style-name="ce20" table:formula="of:=[.A47]+1" office:value-type="float" office:value="44" calcext:value-type="float">
            <text:p>44</text:p>
          </table:table-cell>
          <table:table-cell table:style-name="ce4" table:number-columns-repeated="4"/>
          <table:table-cell table:style-name="ce21" table:content-validation-name="val5"/>
          <table:table-cell table:style-name="ce4" table:number-columns-repeated="8"/>
          <table:table-cell table:style-name="ce21" table:content-validation-name="val7"/>
          <table:table-cell table:style-name="ce21" table:content-validation-name="val9"/>
          <table:table-cell table:style-name="ce4" table:number-columns-repeated="4"/>
          <table:table-cell table:style-name="ce13"/>
          <table:table-cell table:style-name="ce4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2">
          <table:table-cell table:style-name="ce20" table:formula="of:=[.A48]+1" office:value-type="float" office:value="45" calcext:value-type="float">
            <text:p>45</text:p>
          </table:table-cell>
          <table:table-cell table:style-name="ce4" table:number-columns-repeated="4"/>
          <table:table-cell table:style-name="ce21" table:content-validation-name="val5"/>
          <table:table-cell table:style-name="ce4" table:number-columns-repeated="8"/>
          <table:table-cell table:style-name="ce21" table:content-validation-name="val7"/>
          <table:table-cell table:style-name="ce21" table:content-validation-name="val9"/>
          <table:table-cell table:style-name="ce4" table:number-columns-repeated="4"/>
          <table:table-cell table:style-name="ce13"/>
          <table:table-cell table:style-name="ce4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2">
          <table:table-cell table:style-name="ce20" table:formula="of:=[.A49]+1" office:value-type="float" office:value="46" calcext:value-type="float">
            <text:p>46</text:p>
          </table:table-cell>
          <table:table-cell table:style-name="ce4" table:number-columns-repeated="4"/>
          <table:table-cell table:style-name="ce21" table:content-validation-name="val5"/>
          <table:table-cell table:style-name="ce4" table:number-columns-repeated="8"/>
          <table:table-cell table:style-name="ce21" table:content-validation-name="val7"/>
          <table:table-cell table:style-name="ce21" table:content-validation-name="val9"/>
          <table:table-cell table:style-name="ce4" table:number-columns-repeated="4"/>
          <table:table-cell table:style-name="ce13"/>
          <table:table-cell table:style-name="ce4"/>
          <table:table-cell table:style-name="ce15" table:formula="of:=COM.MICROSOFT.TEXTJOIN(&quot;,&quot;;1;[.A$3])">
            <text:p/>
          </table:table-cell>
          <table:table-cell table:style-name="ce13"/>
          <table:table-cell table:style-name="ce15" table:formula="of:=COM.MICROSOFT.TEXTJOIN(&quot;,&quot;;1;[.A$3])">
            <text:p/>
          </table:table-cell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2">
          <table:table-cell table:style-name="ce20" table:formula="of:=[.A50]+1" office:value-type="float" office:value="47" calcext:value-type="float">
            <text:p>47</text:p>
          </table:table-cell>
          <table:table-cell table:style-name="ce4" table:number-columns-repeated="4"/>
          <table:table-cell table:style-name="ce21" table:content-validation-name="val5"/>
          <table:table-cell table:style-name="ce4" table:number-columns-repeated="8"/>
          <table:table-cell table:style-name="ce21" table:content-validation-name="val7"/>
          <table:table-cell table:style-name="ce21" table:content-validation-name="val9"/>
          <table:table-cell table:style-name="ce4" table:number-columns-repeated="4"/>
          <table:table-cell table:style-name="ce13"/>
          <table:table-cell table:style-name="ce4"/>
          <table:table-cell table:style-name="ce15" table:formula="of:=COM.MICROSOFT.TEXTJOIN(&quot;,&quot;;1;[.A$3])">
            <text:p/>
          </table:table-cell>
          <table:table-cell table:style-name="ce13"/>
          <table:table-cell table:style-name="ce15" table:formula="of:=COM.MICROSOFT.TEXTJOIN(&quot;,&quot;;1;[.A$3])">
            <text:p/>
          </table:table-cell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2">
          <table:table-cell table:style-name="ce20" table:formula="of:=[.A51]+1" office:value-type="float" office:value="48" calcext:value-type="float">
            <text:p>48</text:p>
          </table:table-cell>
          <table:table-cell table:style-name="ce4" table:number-columns-repeated="4"/>
          <table:table-cell table:style-name="ce21" table:content-validation-name="val5"/>
          <table:table-cell table:style-name="ce4" table:number-columns-repeated="8"/>
          <table:table-cell table:style-name="ce21" table:content-validation-name="val7"/>
          <table:table-cell table:style-name="ce21" table:content-validation-name="val9"/>
          <table:table-cell table:style-name="ce4" table:number-columns-repeated="4"/>
          <table:table-cell table:style-name="ce13"/>
          <table:table-cell table:style-name="ce4"/>
          <table:table-cell table:style-name="ce15" table:formula="of:=COM.MICROSOFT.TEXTJOIN(&quot;,&quot;;1;[.A$3])">
            <text:p/>
          </table:table-cell>
          <table:table-cell table:style-name="ce13"/>
          <table:table-cell table:style-name="ce15" table:formula="of:=COM.MICROSOFT.TEXTJOIN(&quot;,&quot;;1;[.A$3])">
            <text:p/>
          </table:table-cell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2">
          <table:table-cell table:style-name="ce20" table:formula="of:=[.A52]+1" office:value-type="float" office:value="49" calcext:value-type="float">
            <text:p>49</text:p>
          </table:table-cell>
          <table:table-cell table:style-name="ce4"/>
          <table:table-cell table:style-name="ce13" table:number-columns-repeated="3"/>
          <table:table-cell table:style-name="ce21" table:content-validation-name="val5"/>
          <table:table-cell table:style-name="ce4"/>
          <table:table-cell table:style-name="ce13" table:number-columns-repeated="3"/>
          <table:table-cell table:style-name="ce4" table:number-columns-repeated="4"/>
          <table:table-cell table:style-name="ce21" table:content-validation-name="val7"/>
          <table:table-cell table:style-name="ce21" table:content-validation-name="val9"/>
          <table:table-cell table:style-name="ce4" table:number-columns-repeated="4"/>
          <table:table-cell table:style-name="ce13"/>
          <table:table-cell table:style-name="ce4"/>
          <table:table-cell table:style-name="ce15" table:formula="of:=COM.MICROSOFT.TEXTJOIN(&quot;,&quot;;1;[.A$3])">
            <text:p/>
          </table:table-cell>
          <table:table-cell table:style-name="ce13"/>
          <table:table-cell table:style-name="ce15" table:formula="of:=COM.MICROSOFT.TEXTJOIN(&quot;,&quot;;1;[.A$3])">
            <text:p/>
          </table:table-cell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2">
          <table:table-cell table:style-name="ce20" table:formula="of:=[.A53]+1" office:value-type="float" office:value="50" calcext:value-type="float">
            <text:p>50</text:p>
          </table:table-cell>
          <table:table-cell table:style-name="ce4" table:number-columns-repeated="4"/>
          <table:table-cell table:style-name="ce21" table:content-validation-name="val5"/>
          <table:table-cell table:style-name="ce4" table:number-columns-repeated="8"/>
          <table:table-cell table:style-name="ce21" table:content-validation-name="val7"/>
          <table:table-cell table:style-name="ce21" table:content-validation-name="val9"/>
          <table:table-cell table:style-name="ce4" table:number-columns-repeated="4"/>
          <table:table-cell table:style-name="ce13"/>
          <table:table-cell table:style-name="ce4"/>
          <table:table-cell table:style-name="ce15" table:formula="of:=COM.MICROSOFT.TEXTJOIN(&quot;,&quot;;1;[.A$3])">
            <text:p/>
          </table:table-cell>
          <table:table-cell table:style-name="ce13"/>
          <table:table-cell table:style-name="ce15" table:formula="of:=COM.MICROSOFT.TEXTJOIN(&quot;,&quot;;1;[.A$3])">
            <text:p/>
          </table:table-cell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2">
          <table:table-cell table:style-name="ce20" table:formula="of:=[.A54]+1" office:value-type="float" office:value="51" calcext:value-type="float">
            <text:p>51</text:p>
          </table:table-cell>
          <table:table-cell table:style-name="ce4" table:number-columns-repeated="4"/>
          <table:table-cell table:style-name="ce21" table:content-validation-name="val5"/>
          <table:table-cell table:style-name="ce4" table:number-columns-repeated="8"/>
          <table:table-cell table:style-name="ce21" table:content-validation-name="val7"/>
          <table:table-cell table:style-name="ce21" table:content-validation-name="val9"/>
          <table:table-cell table:style-name="ce4" table:number-columns-repeated="4"/>
          <table:table-cell table:style-name="ce13"/>
          <table:table-cell table:style-name="ce4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4"/>
          <table:table-cell table:style-name="ce21" table:content-validation-name="val10" office:value-type="string" calcext:value-type="string">
            <text:p>No</text:p>
          </table:table-cell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16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4" table:number-columns-repeated="2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style-name="ce4" table:number-columns-repeated="5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/>
          <table:table-cell table:style-name="ce4" table:number-columns-repeated="4"/>
          <table:table-cell table:style-name="ce21" table:content-validation-name="val5" office:value-type="string" calcext:value-type="string">
            <text:p>Player Assigned Player Owned</text:p>
          </table:table-cell>
          <table:table-cell table:style-name="ce4" table:number-columns-repeated="21"/>
          <table:table-cell table:style-name="ce13" table:number-columns-repeated="8"/>
          <table:table-cell table:number-columns-repeated="989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5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1:00:08.0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3T09:58:24.673000000</dc:date>
    <meta:editing-duration>P16DT20H19M36S</meta:editing-duration>
    <meta:editing-cycles>263</meta:editing-cycles>
    <meta:generator>LibreOffice/7.1.3.2$Windows_X86_64 LibreOffice_project/47f78053abe362b9384784d31a6e56f8511eb1c1</meta:generator>
    <meta:document-statistic meta:table-count="1" meta:cell-count="760" meta:object-count="0"/>
  </office:meta>
</office:document-meta>
</file>